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2">
      <style:paragraph-properties fo:margin-top="0cm" fo:margin-bottom="0cm"/>
    </style:style>
    <style:style style:name="P17" style:family="paragraph" style:parent-style-name="Text_20_body" style:list-style-name="L3">
      <style:paragraph-properties fo:margin-top="0cm" fo:margin-bottom="0cm"/>
    </style:style>
    <style:style style:name="P18" style:family="paragraph" style:parent-style-name="Text_20_body" style:list-style-name="L4">
      <style:paragraph-properties fo:margin-top="0cm" fo:margin-bottom="0cm"/>
    </style:style>
    <style:style style:name="P19" style:family="paragraph" style:parent-style-name="Text_20_body" style:list-style-name="L5">
      <style:paragraph-properties fo:margin-top="0cm" fo:margin-bottom="0cm"/>
    </style:style>
    <style:style style:name="P20" style:family="paragraph" style:parent-style-name="Text_20_body" style:list-style-name="L6">
      <style:paragraph-properties fo:margin-top="0cm" fo:margin-bottom="0cm"/>
    </style:style>
    <style:style style:name="P21" style:family="paragraph" style:parent-style-name="Text_20_body" style:list-style-name="L7">
      <style:paragraph-properties fo:margin-top="0cm" fo:margin-bottom="0cm"/>
    </style:style>
    <style:style style:name="P22" style:family="paragraph" style:parent-style-name="Text_20_body" style:list-style-name="L8">
      <style:paragraph-properties fo:margin-top="0cm" fo:margin-bottom="0cm"/>
    </style:style>
    <style:style style:name="P23" style:family="paragraph" style:parent-style-name="Text_20_body" style:list-style-name="L9">
      <style:paragraph-properties fo:margin-top="0cm" fo:margin-bottom="0cm"/>
    </style:style>
    <style:style style:name="P24" style:family="paragraph" style:parent-style-name="Text_20_body" style:list-style-name="L10">
      <style:paragraph-properties fo:margin-top="0cm" fo:margin-bottom="0cm"/>
    </style:style>
    <style:style style:name="P25" style:family="paragraph" style:parent-style-name="Text_20_body" style:list-style-name="L11">
      <style:paragraph-properties fo:margin-top="0cm" fo:margin-bottom="0cm"/>
    </style:style>
    <style:style style:name="P26" style:family="paragraph" style:parent-style-name="Text_20_body" style:list-style-name="L12">
      <style:paragraph-properties fo:margin-top="0cm" fo:margin-bottom="0cm"/>
    </style:style>
    <style:style style:name="P27" style:family="paragraph" style:parent-style-name="Text_20_body" style:list-style-name="L13">
      <style:paragraph-properties fo:margin-top="0cm" fo:margin-bottom="0cm"/>
    </style:style>
    <style:style style:name="P28" style:family="paragraph" style:parent-style-name="Text_20_body" style:list-style-name="L14">
      <style:paragraph-properties fo:margin-top="0cm" fo:margin-bottom="0cm"/>
    </style:style>
    <style:style style:name="P29" style:family="paragraph" style:parent-style-name="Text_20_body" style:list-style-name="L15">
      <style:paragraph-properties fo:margin-top="0cm" fo:margin-bottom="0cm"/>
    </style:style>
    <style:style style:name="P30" style:family="paragraph" style:parent-style-name="Standard" style:list-style-name="L1"/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Heading_20_3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ISCOS DE SEGURETAT</text:p>
      <text:p text:style-name="P31"/>
      <text:h text:style-name="P32" text:outline-level="3">1. <text:span text:style-name="Strong_20_Emphasis">Factors de seguretat</text:span></text:h>
      <text:list xml:id="list5815622957890717608" text:style-name="L2">
        <text:list-item>
          <text:p text:style-name="P16"><text:span text:style-name="Strong_20_Emphasis">Caigudes i accidents</text:span>: Moure's entre cables, equips o mobiliari mal organitzat pot provocar caigudes o ensopecs.</text:p>
        </text:list-item>
        <text:list-item>
          <text:p text:style-name="P16"><text:span text:style-name="Strong_20_Emphasis">Risc elèctric</text:span>: Manipulació de components electrònics sense la protecció adequada pot causar descàrregues elèctriques.</text:p>
        </text:list-item>
        <text:list-item>
          <text:p text:style-name="P16"><text:span text:style-name="Strong_20_Emphasis">Incendis</text:span>: Sobrecàrrega de circuits elèctrics o mal manteniment d'equips pot generar incendis.</text:p>
        </text:list-item>
        <text:list-item>
          <text:p text:style-name="P1"><text:span text:style-name="Strong_20_Emphasis">Talls i lesions menors</text:span>: Manipulació de components, eines o superfícies afilades pot generar talls o ferides lleus.</text:p>
        </text:list-item>
      </text:list>
      <text:p text:style-name="Text_20_body"/>
      <text:h text:style-name="P32" text:outline-level="3">2. <text:span text:style-name="Strong_20_Emphasis">Factors mediambientals</text:span></text:h>
      <text:list xml:id="list4984358032120373990" text:style-name="L3">
        <text:list-item>
          <text:p text:style-name="P17"><text:span text:style-name="Strong_20_Emphasis">Il·luminació inadequada</text:span>: Treballar amb una il·luminació deficient o excessiva pot provocar fatiga visual.</text:p>
        </text:list-item>
        <text:list-item>
          <text:p text:style-name="P17"><text:span text:style-name="Strong_20_Emphasis">Temperatura</text:span>: Un ambient massa fred (per refrigeració excessiva) o massa calent pot ser incòmode i afectar la concentració i productivitat.</text:p>
        </text:list-item>
        <text:list-item>
          <text:p text:style-name="P17"><text:span text:style-name="Strong_20_Emphasis">Soroll</text:span>: Els sorolls de ventiladors, equips informàtics o converses en espais compartits poden ser molestos.</text:p>
        </text:list-item>
        <text:list-item>
          <text:p text:style-name="P2"><text:span text:style-name="Strong_20_Emphasis">Qualitat de l'aire</text:span>: La presència de pols o ventilació deficient pot afectar la salut respiratòria.</text:p>
        </text:list-item>
      </text:list>
      <text:p text:style-name="Text_20_body"/>
      <text:h text:style-name="P32" text:outline-level="3">3. <text:span text:style-name="Strong_20_Emphasis">Factors ergonòmics</text:span></text:h>
      <text:list xml:id="list8793575108798935395" text:style-name="L4">
        <text:list-item>
          <text:p text:style-name="P18"><text:span text:style-name="Strong_20_Emphasis">Postures inadequades</text:span>: L'ús continu d'ordinadors sense una postura adequada pot generar dolors d'esquena, coll i espatlles.</text:p>
        </text:list-item>
        <text:list-item>
          <text:p text:style-name="P18"><text:span text:style-name="Strong_20_Emphasis">Ús prolongat del ratolí o teclat</text:span>: Pot causar lesions per esforç repetitiu, com la síndrome del túnel carpià.</text:p>
        </text:list-item>
        <text:list-item>
          <text:p text:style-name="P18"><text:span text:style-name="Strong_20_Emphasis">Mobiliari inadequat</text:span>: Taules i cadires no ajustades correctament poden afavorir postures incorrectes i problemes musculoesquelètics.</text:p>
        </text:list-item>
        <text:list-item>
          <text:p text:style-name="P4"><text:span text:style-name="Strong_20_Emphasis">Pantalles no ajustades</text:span>: Si les pantalles no estan a l'alçada dels ulls, es poden generar tensions al coll i la vista.</text:p>
        </text:list-item>
      </text:list>
      <text:h text:style-name="P32" text:outline-level="3">4. <text:span text:style-name="Strong_20_Emphasis">Factors psicosocials</text:span></text:h>
      <text:list xml:id="list8211394334365535188" text:style-name="L5">
        <text:list-item>
          <text:p text:style-name="P19"><text:span text:style-name="Strong_20_Emphasis">Estrès laboral</text:span>: Exigències altes de rendiment, solucions ràpides de problemes i treball sota pressió poden generar estrès.</text:p>
        </text:list-item>
        <text:list-item>
          <text:p text:style-name="P19"><text:span text:style-name="Strong_20_Emphasis">Jornada laboral prolongada</text:span>: Les hores extres o la manca de descans adequat poden afectar la salut mental.</text:p>
        </text:list-item>
        <text:list-item>
          <text:p text:style-name="P19"><text:span text:style-name="Strong_20_Emphasis">Aïllament social</text:span>: En alguns casos, els tècnics informàtics treballen sols, cosa que pot derivar en aïllament o manca de suport social.</text:p>
        </text:list-item>
        <text:list-item>
          <text:p text:style-name="P5"><text:span text:style-name="Strong_20_Emphasis">Conflictes laborals</text:span>: La interacció amb clients o companys de feina exigents o difícils pot generar tensions o conflictes.</text:p>
        </text:list-item>
      </text:list>
      <text:p text:style-name="P3"/>
      <text:p text:style-name="P3"/>
      <text:p text:style-name="P3"><text:soft-page-break/>MESURES PREVENTIVES</text:p>
      <text:p text:style-name="P3"/>
      <text:h text:style-name="P32" text:outline-level="3">1. <text:span text:style-name="Strong_20_Emphasis">Mesures de seguretat</text:span></text:h>
      <text:list xml:id="list6740311866528194528" text:style-name="L6">
        <text:list-item>
          <text:p text:style-name="P20"><text:span text:style-name="Strong_20_Emphasis">Organització de cables i equips</text:span>: Utilitzar canalitzacions o organitzadors de cables per evitar ensopecs i caigudes. Assegurar que l'espai de treball estigui lliure d'obstacles.</text:p>
        </text:list-item>
        <text:list-item>
          <text:p text:style-name="P20"><text:span text:style-name="Strong_20_Emphasis">Protecció contra risc elèctric</text:span>: Equipar els tècnics amb guants aïllants i eines adequades per treballar amb dispositius elèctrics. Realitzar revisions periòdiques dels equips elèctrics per evitar curtcircuits.</text:p>
        </text:list-item>
        <text:list-item>
          <text:p text:style-name="P20"><text:span text:style-name="Strong_20_Emphasis">Plans d'evacuació i control d'incendis</text:span>: Disposar d'extintors adequats i ben mantinguts en les zones de treball. També és essencial formar els treballadors sobre les normes bàsiques en cas d'incendi i organitzar simulacres periòdics.</text:p>
        </text:list-item>
        <text:list-item>
          <text:p text:style-name="P6"><text:span text:style-name="Strong_20_Emphasis">Ús d'equips de protecció individual (EPI)</text:span>: Disposar de guants, ulleres de seguretat o eines adequades per a la manipulació de components que puguin causar talls o lesions lleus.</text:p>
        </text:list-item>
      </text:list>
      <text:h text:style-name="Heading_20_3" text:outline-level="3">2. <text:span text:style-name="Strong_20_Emphasis">Mesures mediambientals</text:span></text:h>
      <text:list xml:id="list1051096768545826894" text:style-name="L7">
        <text:list-item>
          <text:p text:style-name="P21"><text:span text:style-name="Strong_20_Emphasis">Il·luminació adequada</text:span>: Assegurar que la il·luminació sigui suficient, però no excessiva, per evitar la fatiga visual. Utilitzar llum natural sempre que sigui possible i aplicar filtres de pantalla per a una millor visualització.</text:p>
        </text:list-item>
        <text:list-item>
          <text:p text:style-name="P21"><text:span text:style-name="Strong_20_Emphasis">Control de la temperatura</text:span>: Mantenir una temperatura estable i còmoda a les oficines, entre 20 i 24°C, amb un sistema de climatització eficient i ben ajustat.</text:p>
        </text:list-item>
        <text:list-item>
          <text:p text:style-name="P21"><text:span text:style-name="Strong_20_Emphasis">Control del soroll</text:span>: Utilitzar equips silenciosos i habilitar espais amb aïllament acústic si el soroll de fons és alt. Fomentar l'ús d'auriculars amb cancel·lació de soroll per concentrar-se millor.</text:p>
        </text:list-item>
        <text:list-item>
          <text:p text:style-name="P7"><text:span text:style-name="Strong_20_Emphasis">Millora de la qualitat de l'aire</text:span>: Mantenir una bona ventilació dels espais, utilitzant sistemes d'extracció de l'aire o filtres HEPA si cal, i netejar regularment els espais per eliminar pols i altres partícules.</text:p>
        </text:list-item>
      </text:list>
      <text:h text:style-name="Heading_20_3" text:outline-level="3">3. <text:span text:style-name="Strong_20_Emphasis">Mesures ergonòmiques</text:span></text:h>
      <text:list xml:id="list3826715489989107196" text:style-name="L8">
        <text:list-item>
          <text:p text:style-name="P22"><text:span text:style-name="Strong_20_Emphasis">Mobiliari ergonòmic</text:span>: Assegurar que les taules i cadires siguin ajustables a cada treballador, permetent una postura correcta. Promoure l'ús de suports per a peus i pantalles ajustables per evitar males postures.</text:p>
        </text:list-item>
        <text:list-item>
          <text:p text:style-name="P22"><text:span text:style-name="Strong_20_Emphasis">Pautes d'ús del teclat i ratolí</text:span>: Oferir formació sobre la correcta disposició dels accessoris de treball per minimitzar el risc de lesions per esforç repetitiu, i fomentar pauses freqüents per relaxar les mans i els canells.</text:p>
        </text:list-item>
        <text:list-item>
          <text:p text:style-name="P22"><text:span text:style-name="Strong_20_Emphasis">Correcta ubicació de pantalles</text:span>: Ajustar les pantalles a l'alçada dels ulls, a uns 50-70 cm de distància de l'usuari, per evitar tensions al coll i a la vista.</text:p>
        </text:list-item>
        <text:list-item>
          <text:p text:style-name="P8"><text:span text:style-name="Strong_20_Emphasis">Promoció de pauses actives</text:span>: Fomentar la pràctica d'exercicis d'estirament regulars, amb pauses de 5-10 minuts cada hora de treball continu per moure el cos i relaxar la vista.</text:p>
        </text:list-item>
      </text:list>
      <text:h text:style-name="Heading_20_3" text:outline-level="3">4. <text:span text:style-name="Strong_20_Emphasis">Mesures psicosocials</text:span></text:h>
      <text:list xml:id="list2757907246335014988" text:style-name="L9">
        <text:list-item>
          <text:p text:style-name="P23"><text:span text:style-name="Strong_20_Emphasis">Gestió de l'estrès</text:span>: Implementar programes de gestió de l'estrès, com ara mindfulness o tècniques de relaxació, i oferir suport psicològic o coaching si cal.</text:p>
        </text:list-item>
        <text:list-item>
          <text:p text:style-name="P23"><text:span text:style-name="Strong_20_Emphasis">Equilibri entre feina i vida personal</text:span>: Garantir que els tècnics tinguin una càrrega de treball raonable i evitar l'acumulació excessiva d'hores extres. Fomentar la flexibilitat horària i l'equilibri entre la vida laboral i personal.</text:p>
        </text:list-item>
        <text:list-item>
          <text:p text:style-name="P23"><text:span text:style-name="Strong_20_Emphasis">Fomentar un bon ambient laboral</text:span>: Crear un entorn de treball col·laboratiu i amb suport, <text:soft-page-break/>on la comunicació entre companys i amb els superiors sigui fluida. Proporcionar canals de comunicació per resoldre possibles conflictes de manera pacífica.</text:p>
        </text:list-item>
        <text:list-item>
          <text:p text:style-name="P9"><text:span text:style-name="Strong_20_Emphasis">Estructuració adequada de les tasques</text:span>: Clarificar les tasques i els objectius de cada tècnic per evitar sobrecàrregues de treball o ambigüitats que generin tensions o frustració.</text:p>
        </text:list-item>
      </text:list>
      <text:h text:style-name="Heading_20_3" text:outline-level="3">Altres recomanacions generals:</text:h>
      <text:list xml:id="list844125090033869964" text:style-name="L10">
        <text:list-item>
          <text:p text:style-name="P24"><text:span text:style-name="Strong_20_Emphasis">Formació contínua</text:span>: Proporcionar formació en prevenció de riscos laborals, així com en l'ús adequat de les eines i equipaments, per assegurar que els tècnics estiguin preparats per identificar i afrontar els riscos.</text:p>
        </text:list-item>
        <text:list-item>
          <text:p text:style-name="P10"><text:span text:style-name="Strong_20_Emphasis">Avaluacions periòdiques de riscos</text:span>: Realitzar auditories i avaluacions dels llocs de treball de manera regular per identificar nous riscos potencials i ajustar les mesures preventives.</text:p>
        </text:list-item>
      </text:list>
      <text:p text:style-name="P3"/>
      <text:p text:style-name="P3">DANYS </text:p>
      <text:p text:style-name="P3"/>
      <text:h text:style-name="P32" text:outline-level="3">1. <text:span text:style-name="Strong_20_Emphasis">Danys associats als factors de seguretat</text:span></text:h>
      <text:list xml:id="list530151311421784145" text:style-name="L11">
        <text:list-item>
          <text:p text:style-name="P25"><text:span text:style-name="Strong_20_Emphasis">Caigudes i accidents</text:span>: Les caigudes per ensopecs amb cables o equips mal col·locats poden provocar lesions com contusions, fractures o esquinços.</text:p>
        </text:list-item>
        <text:list-item>
          <text:p text:style-name="P25"><text:span text:style-name="Strong_20_Emphasis">Descàrregues elèctriques</text:span>: Manipular equips electrònics sense la protecció adequada pot causar cremades, lesions neurològiques o, en casos greus, la mort.</text:p>
        </text:list-item>
        <text:list-item>
          <text:p text:style-name="P25"><text:span text:style-name="Strong_20_Emphasis">Incendis</text:span>: Un incendi pot generar cremades greus, intoxicacions per inhalació de fum o altres lesions per evacuacions d'emergència.</text:p>
        </text:list-item>
        <text:list-item>
          <text:p text:style-name="P11"><text:span text:style-name="Strong_20_Emphasis">Talls i lesions menors</text:span>: Els talls superficials o lesions menors derivades de la manipulació d'eines poden provocar infeccions si no es tracten adequadament.</text:p>
        </text:list-item>
      </text:list>
      <text:h text:style-name="Heading_20_3" text:outline-level="3">2. <text:span text:style-name="Strong_20_Emphasis">Danys associats als factors mediambientals</text:span></text:h>
      <text:list xml:id="list3394272247261609511" text:style-name="L12">
        <text:list-item>
          <text:p text:style-name="P26"><text:span text:style-name="Strong_20_Emphasis">Fatiga visual</text:span>: Una il·luminació inadequada o l'ús prolongat de pantalles pot provocar fatiga visual, ulls secs, irritació ocular, mal de cap i dificultat per enfocar.</text:p>
        </text:list-item>
        <text:list-item>
          <text:p text:style-name="P26"><text:span text:style-name="Strong_20_Emphasis">Problemes respiratoris</text:span>: La qualitat deficient de l'aire (presència de pols, mala ventilació) pot provocar problemes respiratoris com al·lèrgies, asma o altres afeccions pulmonars.</text:p>
        </text:list-item>
        <text:list-item>
          <text:p text:style-name="P26"><text:span text:style-name="Strong_20_Emphasis">Estrès tèrmic</text:span>: Una temperatura ambiental inadequada pot causar malestar físic, deshidratació, cansament i, en casos extrems, cops de calor o hipotèrmia.</text:p>
        </text:list-item>
        <text:list-item>
          <text:p text:style-name="P12"><text:span text:style-name="Strong_20_Emphasis">Fatiga auditiva</text:span>: L'exposició continuada a sorolls molestos, encara que no siguin d'alt volum, pot generar estrès, fatiga auditiva o dificultats de concentració.</text:p>
        </text:list-item>
      </text:list>
      <text:h text:style-name="Heading_20_3" text:outline-level="3">3. <text:span text:style-name="Strong_20_Emphasis">Danys associats als factors ergonòmics</text:span></text:h>
      <text:list xml:id="list3580279494047107492" text:style-name="L13">
        <text:list-item>
          <text:p text:style-name="P27"><text:span text:style-name="Strong_20_Emphasis">Dolors musculars i esquelètics</text:span>: Una mala postura, treballar durant períodes prolongats sense ajustar correctament el mobiliari, o una disposició inadequada del teclat, ratolí i pantalla pot provocar dolors cervicals, lumbars i en altres zones com les espatlles i els braços.</text:p>
        </text:list-item>
        <text:list-item>
          <text:p text:style-name="P27"><text:span text:style-name="Strong_20_Emphasis">Lesions per esforç repetitiu (LER)</text:span>: L'ús prolongat del ratolí i el teclat sense pauses pot provocar lesions com la síndrome del túnel carpià, tendinitis o altres problemes als músculs i articulacions de les mans i els canells.</text:p>
        </text:list-item>
        <text:list-item>
          <text:p text:style-name="P13"><text:span text:style-name="Strong_20_Emphasis">Síndrome visual informàtica</text:span>: L'ús continuat de pantalles pot causar aquest síndrome, que inclou fatiga visual, visió borrosa, mal de cap, i malestar ocular general.</text:p>
        </text:list-item>
      </text:list>
      <text:h text:style-name="Heading_20_3" text:outline-level="3"><text:soft-page-break/>4. <text:span text:style-name="Strong_20_Emphasis">Danys associats als factors psicosocials</text:span></text:h>
      <text:list xml:id="list5377306516990939680" text:style-name="L14">
        <text:list-item>
          <text:p text:style-name="P28"><text:span text:style-name="Strong_20_Emphasis">Estrès crònic</text:span>: Les exigències altes o la càrrega de treball excessiva poden generar estrès crònic, que pot tenir repercussions importants, com ansietat, depressió, irritabilitat i esgotament emocional.</text:p>
        </text:list-item>
        <text:list-item>
          <text:p text:style-name="P28"><text:span text:style-name="Strong_20_Emphasis">Burnout o esgotament professional</text:span>: L'exposició contínua a situacions d'estrès sense una gestió adequada pot conduir a un estat d'esgotament físic, emocional i mental, conegut com a burnout.</text:p>
        </text:list-item>
        <text:list-item>
          <text:p text:style-name="P28"><text:span text:style-name="Strong_20_Emphasis">Trastorns del son</text:span>: El treball en hores prolongades o la sobrecàrrega laboral pot provocar insomni o problemes per conciliar el son, afectant el descans i la salut en general.</text:p>
        </text:list-item>
        <text:list-item>
          <text:p text:style-name="P14"><text:span text:style-name="Strong_20_Emphasis">Aïllament i solitud</text:span>: El treball en entorns solitaris o amb poca interacció social pot conduir a sentiments de solitud o depressió.</text:p>
        </text:list-item>
      </text:list>
      <text:h text:style-name="Heading_20_3" text:outline-level="3">Altres danys generals:</text:h>
      <text:list xml:id="list1279518108552674550" text:style-name="L15">
        <text:list-item>
          <text:p text:style-name="P29"><text:span text:style-name="Strong_20_Emphasis">Fatiga generalitzada</text:span>: La combinació de treball físic i mental intens, sumada a una manca de pauses adequades, pot conduir a una fatiga generalitzada que afecta el rendiment i la salut.</text:p>
        </text:list-item>
        <text:list-item>
          <text:p text:style-name="P15"><text:span text:style-name="Strong_20_Emphasis">Problemes cardiovasculars</text:span>: L'estrès crònic, juntament amb hàbits sedentaris i una alimentació inadequada, pot augmentar el risc de desenvolupar hipertensió arterial i malalties cardiovascular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uel Rumbo Alvarez</meta:initial-creator>
    <meta:creation-date>2024-10-14T19:46:30.04</meta:creation-date>
    <meta:document-statistic meta:table-count="0" meta:image-count="0" meta:object-count="0" meta:page-count="4" meta:paragraph-count="68" meta:word-count="1343" meta:character-count="8886"/>
    <dc:date>2024-10-14T20:07:59.83</dc:date>
    <dc:creator>Samuel Rumbo Alvarez</dc:creator>
    <meta:editing-duration>PT6M19S</meta:editing-duration>
    <meta:editing-cycles>1</meta:editing-cycles>
    <meta:generator>OpenOffice/4.1.15$Win32 OpenOffice.org_project/4115m2$Build-9813</meta:generator>
  </office:meta>
</office:document-meta>
</file>